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OpenSymbol" svg:font-family="OpenSymbol"/>
    <style:font-face style:name="Arial4" svg:font-family="Arial" style:font-family-generic="swiss"/>
    <style:font-face style:name="Arial" svg:font-family="Arial" style:font-family-generic="roman" style:font-pitch="variable"/>
    <style:font-face style:name="Arial1"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style>
    <style:style style:name="P2" style:family="paragraph" style:parent-style-name="Standard">
      <style:paragraph-properties fo:margin-left="0cm" fo:margin-right="0cm" fo:text-indent="0cm" style:auto-text-indent="false"/>
    </style:style>
    <style:style style:name="P3" style:family="paragraph" style:parent-style-name="Standard" style:master-page-name="Standard">
      <style:paragraph-properties fo:margin-left="6.35cm" fo:margin-right="0cm" fo:text-indent="0cm" style:auto-text-indent="false" style:page-number="auto"/>
    </style:style>
    <style:style style:name="P4" style:family="paragraph" style:parent-style-name="Standard" style:list-style-name="WWNum2">
      <style:paragraph-properties fo:margin-left="1.27cm" fo:margin-right="0cm" fo:text-indent="-0.635cm" style:auto-text-indent="false"/>
    </style:style>
    <style:style style:name="P5" style:family="paragraph" style:parent-style-name="Standard" style:list-style-name="WWNum3">
      <style:paragraph-properties fo:margin-left="1.27cm" fo:margin-right="0cm" fo:text-indent="-0.635cm" style:auto-text-indent="false"/>
    </style:style>
    <style:style style:name="P6" style:family="paragraph" style:parent-style-name="Standard" style:list-style-name="WWNum1">
      <style:paragraph-properties fo:margin-left="1.27cm" fo:margin-right="0cm" fo:text-indent="-0.635cm" style:auto-text-indent="false"/>
    </style:style>
    <style:style style:name="P7" style:family="paragraph" style:parent-style-name="Standard">
      <style:paragraph-properties fo:margin-left="5.08cm" fo:margin-right="0cm" fo:text-indent="1.27cm" style:auto-text-indent="false"/>
    </style:style>
    <style:style style:name="P8" style:family="paragraph" style:parent-style-name="Standard">
      <style:paragraph-properties fo:margin-left="5.08cm" fo:margin-right="0cm" fo:text-indent="1.27cm" style:auto-text-indent="false"/>
      <style:text-properties fo:font-style="italic" style:text-underline-style="solid" style:text-underline-width="auto" style:text-underline-color="font-color" fo:font-weight="bold" style:font-style-asian="italic" style:font-weight-asian="bold"/>
    </style:style>
    <style:style style:name="P9" style:family="paragraph" style:parent-style-name="Standard">
      <style:paragraph-properties fo:margin-left="3.81cm" fo:margin-right="0cm" fo:text-indent="1.27cm" style:auto-text-indent="false"/>
    </style:style>
    <style:style style:name="P10" style:family="paragraph" style:parent-style-name="Standard">
      <style:paragraph-properties fo:margin-left="3.81cm" fo:margin-right="0cm" fo:text-indent="1.27cm" style:auto-text-indent="false"/>
      <style:text-properties fo:font-size="14pt" fo:font-style="italic" style:text-underline-style="solid" style:text-underline-width="auto" style:text-underline-color="font-color" fo:font-weight="bold" style:font-size-asian="14pt" style:font-style-asian="italic" style:font-weight-asian="bold" style:font-size-complex="14pt"/>
    </style:style>
    <style:style style:name="P11" style:family="paragraph" style:parent-style-name="Standard">
      <style:paragraph-properties fo:margin-left="1.27cm" fo:margin-right="0cm" fo:text-indent="1.27cm" style:auto-text-indent="false"/>
    </style:style>
    <style:style style:name="P12"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3"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1pt" fo:font-style="italic" style:text-underline-style="none" fo:font-weight="bold" style:text-blinking="false" fo:background-color="transparent"/>
    </style:style>
    <style:style style:name="P14" style:family="paragraph" style:parent-style-name="Text_20_body">
      <style:paragraph-properties fo:margin-left="0cm" fo:margin-right="0cm" fo:text-indent="0cm" style:auto-text-indent="false"/>
    </style:style>
    <style:style style:name="T1" style:family="text">
      <style:text-properties fo:font-size="13pt" fo:font-style="italic" style:text-underline-style="solid" style:text-underline-width="auto" style:text-underline-color="font-color" fo:font-weight="bold" style:font-size-asian="13pt" style:font-style-asian="italic" style:font-weight-asian="bold" style:font-size-complex="13pt"/>
    </style:style>
    <style:style style:name="T2" style:family="text">
      <style:text-properties fo:font-style="italic" style:text-underline-style="solid" style:text-underline-width="auto" style:text-underline-color="font-color" style:font-style-asian="italic"/>
    </style:style>
    <style:style style:name="T3" style:family="text">
      <style:text-properties fo:font-style="italic" style:text-underline-style="solid" style:text-underline-width="auto" style:text-underline-color="font-color" fo:font-weight="bold" style:font-style-asian="italic" style:font-weight-asian="bold"/>
    </style:style>
    <style:style style:name="T4" style:family="text">
      <style:text-properties fo:font-style="italic" style:text-underline-style="solid" style:text-underline-width="auto" style:text-underline-color="font-color" fo:font-weight="bold" style:font-style-asian="italic" style:font-weight-asian="bold" style:font-style-complex="normal" style:font-weight-complex="normal"/>
    </style:style>
    <style:style style:name="T5" style:family="text">
      <style:text-properties fo:font-style="italic" style:text-underline-style="solid" style:text-underline-width="auto" style:text-underline-color="font-color" fo:font-weight="normal" style:font-style-asian="italic" style:font-weight-asian="normal" style:font-weight-complex="normal"/>
    </style:style>
    <style:style style:name="T6" style:family="text">
      <style:text-properties fo:font-style="italic" style:text-underline-style="none" fo:font-weight="bold" style:font-style-asian="italic" style:font-weight-asian="bold" style:font-style-complex="normal" style:font-weight-complex="normal"/>
    </style:style>
    <style:style style:name="T7" style:family="text">
      <style:text-properties style:text-underline-style="solid" style:text-underline-width="auto" style:text-underline-color="font-color"/>
    </style:style>
    <style:style style:name="T8" style:family="text">
      <style:text-properties fo:font-weight="bold" style:font-weight-asian="bold"/>
    </style:style>
    <style:style style:name="T9" style:family="text">
      <style:text-properties style:text-underline-style="none"/>
    </style:style>
    <style:style style:name="T10" style:family="text">
      <style:text-properties fo:color="#1155cc" style:text-underline-style="solid" style:text-underline-width="auto" style:text-underline-color="font-color"/>
    </style:style>
    <style:style style:name="T11" style:family="text">
      <style:text-properties fo:font-size="14pt" style:font-size-asian="14pt" style:font-size-complex="14pt"/>
    </style:style>
    <style:style style:name="T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bold" style:font-style-asian="normal" style:font-weight-asian="bold" style:font-style-complex="normal" style:font-weight-complex="normal"/>
    </style:style>
    <style:style style:name="T15" style:family="text">
      <style:text-properties fo:font-variant="normal" fo:text-transform="none" fo:color="#000000" style:text-line-through-style="none" style:font-name="Arial2" fo:font-size="11pt" fo:font-style="italic" style:text-underline-style="none" fo:font-weight="bold" style:text-blinking="false" fo:background-color="transparent" style:font-style-asian="italic"/>
    </style:style>
    <style:style style:name="T16" style:family="text">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T17" style:family="text">
      <style:text-properties fo:font-variant="normal" fo:text-transform="none" fo:color="#000000" style:text-line-through-style="none" style:font-name="Arial2" fo:font-size="11pt" style:text-underline-style="none" fo:font-weight="bold"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WEB GLOBAL</text:span></text:p>
      <text:p text:style-name="P1"/>
      <text:p text:style-name="Standard"><text:span text:style-name="T3">WWW:</text:span> World Wide Web réseau d’ordi liés entre eux</text:p>
      <text:p text:style-name="P1"/>
      <text:p text:style-name="Standard"><text:span text:style-name="T3">W3C:</text:span> World Wide Web Consortium; Organisme à but non lucratif pour normer/standardiser le contenu web</text:p>
      <text:p text:style-name="Standard"/>
      <text:p text:style-name="Standard"><text:span text:style-name="T3">HTTP/S:</text:span> Hypertext transfer protocol protocole web qui permet d’afficher le contenu (audio , img, texte, vidéo)</text:p>
      <text:p text:style-name="Standard"><text:tab/> <text:s text:c="3"/>s/ secure, permet de crypter les données</text:p>
      <text:p text:style-name="Standard"/>
      <text:p text:style-name="Standard"><text:span text:style-name="T3">DHCP </text:span>: Sert à attribuer automatiquement une adresse IP</text:p>
      <text:p text:style-name="Standard"/>
      <text:p text:style-name="P2"><text:span text:style-name="T3">DNS</text:span>: Domaine name system permet d’associer le nom de domaine et l’adresse ip <text:s/>possibilité d’en avoir plusieurs en cas de dysfonctionnement</text:p>
      <text:p text:style-name="Standard"/>
      <text:p text:style-name="Standard"><text:span text:style-name="T3">Hébergement:</text:span> Entreprise qui a pour but de stocker un site sur un serveur </text:p>
      <text:list xml:id="list7154780456784376782" text:style-name="WWNum2">
        <text:list-item>
          <text:p text:style-name="P4"><text:span text:style-name="T2">Mutualisé:</text:span> Serveur commun à plusieurs clients (coût moindre)</text:p>
        </text:list-item>
        <text:list-item>
          <text:p text:style-name="P4"><text:span text:style-name="T2">Dédié</text:span>: Serveur qui nous est propre, la configuration se fait personnellement</text:p>
        </text:list-item>
        <text:list-item>
          <text:p text:style-name="P4"><text:span text:style-name="T2">Virtualisé (VPS)</text:span>: Chaque client a sa propre adresse IP, celui-ci choisit sa configuration</text:p>
        </text:list-item>
      </text:list>
      <text:p text:style-name="Standard"><text:span text:style-name="T7">“vps.net”</text:span></text:p>
      <text:p text:style-name="P1"/>
      <text:p text:style-name="Standard"><text:span text:style-name="T3">FTP</text:span>: File transfert protocol; logiciel permettant de mettre à jour ou récupérer des fichiers en lignes </text:p>
      <text:p text:style-name="Standard"><text:s/></text:p>
      <text:p text:style-name="Standard"><text:span text:style-name="T3">SMTP</text:span> (Simple Mail Transfer Protocol): Protocole dédié à l’envoi d’email</text:p>
      <text:list xml:id="list1605162221650470610" text:style-name="WWNum3">
        <text:list-item>
          <text:p text:style-name="P5">Pop: récupérer mail</text:p>
        </text:list-item>
        <text:list-item>
          <text:p text:style-name="P5">Emap: synchronisation des mails</text:p>
        </text:list-item>
      </text:list>
      <text:p text:style-name="Standard"/>
      <text:p text:style-name="Standard"><text:span text:style-name="T3">SSH:</text:span> Protocole sécurisé qui nous permet de communiquer avec notre serveur distant via lignes de commandes</text:p>
      <text:p text:style-name="Standard"/>
      <text:p text:style-name="Standard"><text:span text:style-name="T3">Proxy</text:span>: Programme servant d'intermédiaire pour accéder à un autre réseau</text:p>
      <text:p text:style-name="Standard">“anonymous”</text:p>
      <text:p text:style-name="Standard"/>
      <text:p text:style-name="Standard"><text:span text:style-name="T3">Pare-feu</text:span>: Permet d’éviter les intrusions extérieures</text:p>
      <text:p text:style-name="Standard"/>
      <text:p text:style-name="Standard"><text:span text:style-name="T3">CDN:</text:span> Content delivery network Réseau de serveurs répartis à travers le monde; cela permet communiquer avec le serveur le plus proche.</text:p>
      <text:p text:style-name="Standard"/>
      <text:p text:style-name="Standard"><text:span text:style-name="T3">Nom de domaine:</text:span> Adresse qui nous permet d’accéder à un site web</text:p>
      <text:p text:style-name="Standard"/>
      <text:p text:style-name="Standard"><text:span text:style-name="T3">Adresse ip:</text:span></text:p>
      <text:list xml:id="list8224069451359979819" text:style-name="WWNum1">
        <text:list-item>
          <text:p text:style-name="P6">Dynamique change régulièrement</text:p>
        </text:list-item>
        <text:list-item>
          <text:p text:style-name="P6">Statique toujours identique client pro généralement </text:p>
        </text:list-item>
      </text:list>
      <text:p text:style-name="Standard"/>
      <text:p text:style-name="Standard"><text:span text:style-name="T3">TCP/IP:</text:span> Protocole d’échange de données entre machines </text:p>
      <text:p text:style-name="P1"><text:soft-page-break/></text:p>
      <text:p text:style-name="Standard"><text:span text:style-name="T3">Moteur de rendu: <text:s/></text:span></text:p>
      <text:p text:style-name="Standard">Interprète le codage sur le navigateur côté client</text:p>
      <text:p text:style-name="Standard"/>
      <text:p text:style-name="Standard"><text:span text:style-name="T3">Client / Serveur:</text:span></text:p>
      <text:p text:style-name="Standard"><text:a xlink:type="simple" xlink:href="http://www.jacksay.com/images/php/schema-serveur.svg" text:style-name="Internet_20_link" text:visited-style-name="Visited_20_Internet_20_Link"><text:span text:style-name="T10">http://www.jacksay.com/images/php/schema-serveur.svg</text:span></text:a></text:p>
      <text:p text:style-name="Standard">Lecture du html css js se fait du côté client</text:p>
      <text:p text:style-name="Standard"/>
      <text:p text:style-name="Standard"><text:span text:style-name="T3">Wamp </text:span><text:span text:style-name="T7">(Windows Apache MySQL PHP)</text:span><text:span text:style-name="T3">:</text:span> “Ampps”</text:p>
      <text:p text:style-name="Standard"/>
      <text:p text:style-name="P14"><text:bookmark text:name="docs-internal-guid-2c729b65-343f-0cf6-92c1-a20c160e4e6a"/><text:span text:style-name="Strong_20_Emphasis"><text:span text:style-name="T15">SITE STATIQUE :</text:span></text:span></text:p>
      <text:p text:style-name="P12">Codé en dur → 50 pages pour chaque produits</text:p>
      <text:p text:style-name="P12">(html, css, js).</text:p>
      <text:p text:style-name="Text_20_body"/>
      <text:p text:style-name="P13">SITE DYNAMIQUE [Front, back-office(seconde site admin), et bdd] : </text:p>
      <text:p text:style-name="Text_20_body"><text:span text:style-name="T16">Site qui contient un front office, un back office et une BDD.</text:span> </text:p>
      <text:p text:style-name="P8"/>
      <text:p text:style-name="P8"/>
      <text:p text:style-name="P8"/>
      <text:p text:style-name="P7"><text:span text:style-name="T1">LANGUAGES WEB</text:span><text:span text:style-name="T11"> <text:tab/></text:span><text:tab/></text:p>
      <text:p text:style-name="Standard"><text:span text:style-name="T3">Framework :</text:span> Cadre de travail qui nous permet de créer une structure et une arborescence commune outils mis à disposition pour nous faciliter le travail de développeur.<text:tab/><text:tab/></text:p>
      <text:p text:style-name="P1"/>
      <text:p text:style-name="Standard"><text:span text:style-name="T3">HTML </text:span><text:span text:style-name="T7">(Hypertext Markup Language)</text:span><text:span text:style-name="T3">: </text:span></text:p>
      <text:p text:style-name="Standard"><text:span text:style-name="T3">CSS:</text:span></text:p>
      <text:p text:style-name="Standard"><text:span text:style-name="T3">JS:</text:span></text:p>
      <text:p text:style-name="Standard"><text:span text:style-name="T3">PHP: Hypertext Preprocessor</text:span></text:p>
      <text:p text:style-name="Standard"><text:span text:style-name="T13">Language de programmation de script;open source ; spécifique à la création de site web côté serveur.</text:span></text:p>
      <text:p text:style-name="Standard"><text:span text:style-name="T3">MySQL:</text:span> Moteur de serveur qui permet de gérer les bases de données</text:p>
      <text:p text:style-name="Standard"><text:span text:style-name="T3">Bootstrap:</text:span> Framework CSS permettant rendre son site responsive dans des conditions plus accessibles que les média queries notamment. </text:p>
      <text:p text:style-name="Standard">ex :Média UI (miscrosoft); materialise (google)</text:p>
      <text:p text:style-name="Standard"/>
      <text:p text:style-name="Standard"/>
      <text:p text:style-name="Standard"/>
      <text:p text:style-name="P10"/>
      <text:p text:style-name="P9"><text:span text:style-name="T1">SITE INTERNET RESPONSIVE</text:span></text:p>
      <text:p text:style-name="P1"/>
      <text:p text:style-name="Standard"><text:span text:style-name="T3">Mobile-first:</text:span><text:span text:style-name="T8"> La première approche est un principe d’amélioration progressive.</text:span> Une fois les questions de design mobile réglées, la conception sur d’autres appareils sera plus facile. Le plus petit des designs aura seulement les caractéristiques essentielles, donc en premier lieu vous devez concevoir le cœur de votre site web.</text:p>
      <text:p text:style-name="Standard"/>
      <text:p text:style-name="Standard"><text:soft-page-break/><text:span text:style-name="T3">Desktop down “Dégradation progressive</text:span><text:span text:style-name="T8">”</text:span><text:span text:style-name="T3"> :</text:span> <text:s/><text:span text:style-name="T8">La seconde approche est une dégradation progressive.</text:span> Elle intègre toutes les complexités dès le début, puis enlève une à une lorsque vient la conception pour des appareils plus petits. Le problème avec la dégradation progressive est que quand vous mettez au point un design complet depuis le début, le noyau et les éléments complémentaires fusionnent et deviennent plus difficiles à distinguer et à séparer. La philosophie entière court le risque de traiter le design mobile plus comme une réflexion après coup puisque vous «réduisez» l’expérience.</text:p>
      <text:p text:style-name="Standard"/>
      <text:p text:style-name="Standard"><text:span text:style-name="T3">Polyfill:</text:span> Ensemble de fonctions écrites en js ou en flash permettant aux anciens navigateurs de pouvoir avoir un rendu correct de balises plus récentes.</text:p>
      <text:p text:style-name="Standard"/>
      <text:p text:style-name="Standard"><text:span text:style-name="T3"><text:tab/><text:tab/><text:tab/></text:span></text:p>
      <text:p text:style-name="P11"><text:span text:style-name="T3"><text:tab/><text:tab/>CONCEPTION D’UN SITE WEB</text:span></text:p>
      <text:p text:style-name="P1"/>
      <text:p text:style-name="P2"><text:span text:style-name="T3">Zoning :</text:span> Le zoning d'une application consiste à définir et positionner les différentes zones fonctionnelles (les blocs) dans la page web. On va ainsi placer le logo, la zone de menu, le contenu principal, les colonnes et les éventuels<text:a xlink:type="simple" xlink:href="http://www.1min30.com/dictionnaire-du-web/widget/" text:style-name="Internet_20_link" text:visited-style-name="Visited_20_Internet_20_Link"> </text:a><text:a xlink:type="simple" xlink:href="http://www.1min30.com/dictionnaire-du-web/widget/" text:style-name="Internet_20_link" text:visited-style-name="Visited_20_Internet_20_Link">widgets</text:a>.</text:p>
      <text:p text:style-name="P1"/>
      <text:p text:style-name="Standard"><text:span text:style-name="T3">Moodboard:</text:span> Le moodboard permet de structurer le processus créatif et ainsi de vous faire gagner du temps. Il est utile à toutes les étapes du travail de<text:a xlink:type="simple" xlink:href="http://www.creads.fr/equipe" text:style-name="Internet_20_link" text:visited-style-name="Visited_20_Internet_20_Link"> </text:a><text:a xlink:type="simple" xlink:href="http://www.creads.fr/equipe" text:style-name="Internet_20_link" text:visited-style-name="Visited_20_Internet_20_Link">graphiste</text:a> ou de designer (et peut également être utilisé pour les métiers moins visuels).</text:p>
      <text:p text:style-name="Standard">C’est un montage utilisé dans plusieurs champs créatifs pour présenter un ensemble d’éléments visuels et d’inspirations qui forment un concept.</text:p>
      <text:p text:style-name="P1"/>
      <text:p text:style-name="Standard"><text:span text:style-name="T3">Wireframe:</text:span> Part du zoning et détaille certaines parties contenues dans les différents blocs : emplacement des boutons, nature des contenus (image, vidéo...)... A ce stade, aucun design n'est appliqué, on chercher seulement à valider l'aspect fonctionnel du futur site web. On parle parfois également de mockup pour désigner un wireframe.</text:p>
      <text:p text:style-name="Standard"/>
      <text:p text:style-name="Standard"><text:span text:style-name="T3">Style till:</text:span> Style graphique, on met en place la police, les différents coloris…</text:p>
      <text:p text:style-name="Standard"/>
      <text:p text:style-name="Standard"><text:span text:style-name="T3">Mockup </text:span><text:span text:style-name="T2">(Maquette visuelle)</text:span>: Rendu haute visibilité de notre site</text:p>
      <text:p text:style-name="Standard"/>
      <text:p text:style-name="Standard"><text:span text:style-name="T3">Le prototype :</text:span> Pages fonctionnelles, cliquables, et interactives pour pouvoir tester l’aspect fonctionnel de ma maquette</text:p>
      <text:p text:style-name="Standard"/>
      <text:p text:style-name="Standard"><text:span text:style-name="T3">Ux design </text:span><text:span text:style-name="T2"><text:s/>(User experi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OpenSymbol" svg:font-family="OpenSymbol"/>
    <style:font-face style:name="Arial4" svg:font-family="Arial" style:font-family-generic="swiss"/>
    <style:font-face style:name="Arial" svg:font-family="Arial" style:font-family-generic="roman" style:font-pitch="variable"/>
    <style:font-face style:name="Arial1"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fr" fo:country="FR"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fr" fo:country="FR" fo:font-style="normal" style:text-underline-style="none" fo:font-weight="normal"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3" style:font-size-asian="15pt" style:font-style-asian="normal" style:font-name-complex="Arial3"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cm" fo:margin-bottom="2.54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3" meta:paragraph-count="62" meta:word-count="770" meta:character-count="5027"/>
    <dc:date>2017-05-23T09:39:52.12</dc:date>
    <meta:generator>OpenOffice/4.1.3$Win32 OpenOffice.org_project/413m1$Build-9783</meta:generator>
  </office:meta>
</office:document-meta>
</file>